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2ba4" officeooo:paragraph-rsid="000b2ba4"/>
    </style:style>
    <style:style style:name="P2" style:family="paragraph" style:parent-style-name="Standard">
      <style:text-properties officeooo:rsid="000b2ba4" officeooo:paragraph-rsid="0021e8b4"/>
    </style:style>
    <style:style style:name="P3" style:family="paragraph" style:parent-style-name="Standard">
      <style:text-properties officeooo:rsid="000f72aa" officeooo:paragraph-rsid="0021e8b4"/>
    </style:style>
    <style:style style:name="P4" style:family="paragraph" style:parent-style-name="Standard">
      <style:text-properties fo:font-size="11pt" officeooo:rsid="000f72aa" officeooo:paragraph-rsid="0021e8b4" style:font-size-asian="11pt" style:font-size-complex="11pt"/>
    </style:style>
    <style:style style:name="P5" style:family="paragraph" style:parent-style-name="Standard">
      <style:text-properties style:font-name="sans-serif" fo:font-size="11pt" officeooo:rsid="000f72aa" officeooo:paragraph-rsid="0021e8b4" style:font-size-asian="11pt" style:font-size-complex="11pt"/>
    </style:style>
    <style:style style:name="P6" style:family="paragraph" style:parent-style-name="Standard">
      <style:text-properties style:font-name="Liberation Serif" fo:font-size="11pt" officeooo:rsid="000b2ba4" officeooo:paragraph-rsid="0021e8b4" style:font-size-asian="11pt" style:font-size-complex="11pt"/>
    </style:style>
    <style:style style:name="P7" style:family="paragraph" style:parent-style-name="Standard">
      <style:text-properties style:font-name="Liberation Serif" fo:font-size="11pt" officeooo:rsid="000b2ba4" officeooo:paragraph-rsid="000b2ba4" style:font-size-asian="11pt" style:font-size-complex="11pt"/>
    </style:style>
    <style:style style:name="P8" style:family="paragraph" style:parent-style-name="Standard">
      <style:text-properties style:font-name="Liberation Serif" fo:font-size="11pt" officeooo:rsid="000b2ba4" officeooo:paragraph-rsid="002d6482" style:font-size-asian="11pt" style:font-size-complex="11pt"/>
    </style:style>
    <style:style style:name="P9" style:family="paragraph" style:parent-style-name="Standard">
      <style:text-properties style:font-name="Liberation Serif" fo:font-size="11pt" officeooo:rsid="00208e94" officeooo:paragraph-rsid="0021e8b4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0f72aa" officeooo:paragraph-rsid="0021e8b4" style:font-size-asian="11pt" style:font-size-complex="11pt"/>
    </style:style>
    <style:style style:name="P11" style:family="paragraph" style:parent-style-name="Standard">
      <style:text-properties style:font-name="Liberation Serif" fo:font-size="11pt" officeooo:rsid="000f72aa" officeooo:paragraph-rsid="000f72aa" style:font-size-asian="11pt" style:font-size-complex="11pt"/>
    </style:style>
    <style:style style:name="P12" style:family="paragraph" style:parent-style-name="Standard">
      <style:text-properties style:font-name="Liberation Serif" fo:font-size="11pt" officeooo:rsid="000f72aa" officeooo:paragraph-rsid="00103a73" style:font-size-asian="11pt" style:font-size-complex="11pt"/>
    </style:style>
    <style:style style:name="P13" style:family="paragraph" style:parent-style-name="Standard">
      <style:text-properties style:font-name="Liberation Serif" fo:font-size="11pt" officeooo:rsid="000f72aa" officeooo:paragraph-rsid="00113a7e" style:font-size-asian="11pt" style:font-size-complex="11pt"/>
    </style:style>
    <style:style style:name="P14" style:family="paragraph" style:parent-style-name="Standard">
      <style:text-properties style:font-name="Liberation Serif" fo:font-size="11pt" officeooo:rsid="0012e163" officeooo:paragraph-rsid="0021e8b4" style:font-size-asian="11pt" style:font-size-complex="11pt"/>
    </style:style>
    <style:style style:name="P15" style:family="paragraph" style:parent-style-name="Standard">
      <style:text-properties style:font-name="Liberation Serif" fo:font-size="11pt" officeooo:rsid="00103a73" officeooo:paragraph-rsid="0021e8b4" style:font-size-asian="11pt" style:font-size-complex="11pt"/>
    </style:style>
    <style:style style:name="P16" style:family="paragraph" style:parent-style-name="Standard">
      <style:text-properties style:font-name="Liberation Serif" officeooo:rsid="000b2ba4" officeooo:paragraph-rsid="0021e8b4"/>
    </style:style>
    <style:style style:name="P17" style:family="paragraph" style:parent-style-name="Standard">
      <style:text-properties style:font-name="Liberation Serif" officeooo:rsid="000b2ba4" officeooo:paragraph-rsid="000b2ba4"/>
    </style:style>
    <style:style style:name="P18" style:family="paragraph" style:parent-style-name="Standard">
      <style:text-properties style:font-name="Liberation Serif" officeooo:rsid="000b2ba4" officeooo:paragraph-rsid="0012e163"/>
    </style:style>
    <style:style style:name="P19" style:family="paragraph" style:parent-style-name="Standard">
      <style:text-properties style:font-name="Liberation Serif" fo:font-size="29.8500003814697pt" officeooo:rsid="000b2ba4" officeooo:paragraph-rsid="002d6482"/>
    </style:style>
    <style:style style:name="P20" style:family="paragraph" style:parent-style-name="Standard">
      <style:text-properties style:font-name="Liberation Serif" officeooo:rsid="000f72aa" officeooo:paragraph-rsid="0021e8b4"/>
    </style:style>
    <style:style style:name="P21" style:family="paragraph" style:parent-style-name="Standard">
      <style:text-properties style:font-name="Liberation Serif" officeooo:rsid="000f72aa" officeooo:paragraph-rsid="00208e94"/>
    </style:style>
    <style:style style:name="P22" style:family="paragraph" style:parent-style-name="Text_20_body">
      <style:text-properties style:font-name="sans-serif" fo:font-size="11pt" officeooo:rsid="000f72aa" officeooo:paragraph-rsid="0021e8b4" style:font-size-asian="11pt" style:font-size-complex="11pt"/>
    </style:style>
    <style:style style:name="P23" style:family="paragraph" style:parent-style-name="Text_20_body">
      <style:text-properties style:font-name="sans-serif" fo:font-size="11pt" officeooo:rsid="0012e163" officeooo:paragraph-rsid="0021e8b4" style:font-size-asian="11pt" style:font-size-complex="11pt"/>
    </style:style>
    <style:style style:name="P24" style:family="paragraph" style:parent-style-name="Text_20_body">
      <style:text-properties style:font-name="sans-serif" fo:font-size="11pt" officeooo:rsid="0021e8b4" officeooo:paragraph-rsid="0021e8b4" style:font-size-asian="11pt" style:font-size-complex="11pt"/>
    </style:style>
    <style:style style:name="P25" style:family="paragraph" style:parent-style-name="Text_20_body">
      <style:text-properties style:font-name="sans-serif" fo:font-size="11pt" officeooo:rsid="000b2ba4" officeooo:paragraph-rsid="0021e8b4" style:font-size-asian="11pt" style:font-size-complex="11pt"/>
    </style:style>
    <style:style style:name="P26" style:family="paragraph" style:parent-style-name="Text_20_body">
      <style:text-properties style:font-name="Liberation Serif"/>
    </style:style>
    <style:style style:name="P27" style:family="paragraph" style:parent-style-name="Text_20_body">
      <style:text-properties style:font-name="Liberation Serif" fo:font-size="11pt" officeooo:rsid="000f72aa" officeooo:paragraph-rsid="0021e8b4" style:font-size-asian="11pt" style:font-size-complex="11pt"/>
    </style:style>
    <style:style style:name="P28" style:family="paragraph" style:parent-style-name="Text_20_body">
      <style:text-properties style:font-name="Liberation Serif" fo:font-size="11pt" officeooo:rsid="0012e163" officeooo:paragraph-rsid="0021e8b4" style:font-size-asian="11pt" style:font-size-complex="11pt"/>
    </style:style>
    <style:style style:name="P29" style:family="paragraph" style:parent-style-name="Text_20_body">
      <style:text-properties style:font-name="Liberation Serif" fo:font-size="11pt" officeooo:rsid="0012e163" officeooo:paragraph-rsid="000f72aa" style:font-size-asian="11pt" style:font-size-complex="11pt"/>
    </style:style>
    <style:style style:name="P30" style:family="paragraph" style:parent-style-name="Text_20_body">
      <style:text-properties style:font-name="Liberation Serif" fo:font-size="11pt" officeooo:rsid="0012e163" officeooo:paragraph-rsid="0012e163" style:font-size-asian="11pt" style:font-size-complex="11pt"/>
    </style:style>
    <style:style style:name="P31" style:family="paragraph" style:parent-style-name="Text_20_body">
      <style:text-properties style:font-name="Liberation Serif" fo:font-size="11pt" officeooo:rsid="0012e163" officeooo:paragraph-rsid="00179892" style:font-size-asian="11pt" style:font-size-complex="11pt"/>
    </style:style>
    <style:style style:name="P32" style:family="paragraph" style:parent-style-name="Text_20_body">
      <style:text-properties style:font-name="Liberation Serif" fo:font-size="11pt" officeooo:rsid="0021e8b4" officeooo:paragraph-rsid="0021e8b4" style:font-size-asian="11pt" style:font-size-complex="11pt"/>
    </style:style>
    <style:style style:name="P33" style:family="paragraph" style:parent-style-name="Heading_20_3">
      <style:text-properties style:font-name="sans-serif" fo:font-size="11pt" officeooo:rsid="000f72aa" officeooo:paragraph-rsid="0021e8b4" style:font-size-asian="11pt" style:font-size-complex="11pt"/>
    </style:style>
    <style:style style:name="P34" style:family="paragraph" style:parent-style-name="Heading_20_3">
      <style:text-properties style:font-name="sans-serif" fo:font-size="11pt" officeooo:rsid="000f72aa" officeooo:paragraph-rsid="00309ab2" style:font-size-asian="11pt" style:font-size-complex="11pt"/>
    </style:style>
    <style:style style:name="P35" style:family="paragraph" style:parent-style-name="Heading_20_1">
      <style:text-properties style:font-name="Liberation Serif" officeooo:rsid="0021e8b4" officeooo:paragraph-rsid="0021e8b4"/>
    </style:style>
    <style:style style:name="P36" style:family="paragraph" style:parent-style-name="Heading_20_1">
      <style:text-properties style:font-name="Liberation Serif" fo:font-size="11pt" officeooo:rsid="000b2ba4" officeooo:paragraph-rsid="0021e8b4" style:font-size-asian="11pt" style:font-size-complex="11pt"/>
    </style:style>
    <style:style style:name="P37" style:family="paragraph" style:parent-style-name="Heading_20_1">
      <style:text-properties style:font-name="Liberation Serif" fo:font-size="11pt" officeooo:rsid="000f72aa" officeooo:paragraph-rsid="0021e8b4" style:font-size-asian="11pt" style:font-size-complex="11pt"/>
    </style:style>
    <style:style style:name="P38" style:family="paragraph" style:parent-style-name="Heading_20_1">
      <style:text-properties style:font-name="Liberation Serif" fo:font-size="11pt" officeooo:rsid="0012e163" officeooo:paragraph-rsid="0012e163" style:font-size-asian="11pt" style:font-size-complex="11pt"/>
    </style:style>
    <style:style style:name="P39" style:family="paragraph" style:parent-style-name="Heading_20_1">
      <style:text-properties style:font-name="Liberation Serif" fo:font-size="11pt" fo:language="en" fo:country="US" officeooo:rsid="0012e163" officeooo:paragraph-rsid="0021e8b4" style:font-size-asian="11pt" style:font-size-complex="11pt"/>
    </style:style>
    <style:style style:name="P40" style:family="paragraph" style:parent-style-name="Heading_20_1">
      <style:text-properties style:font-name="Liberation Serif" officeooo:rsid="000b2ba4" officeooo:paragraph-rsid="000b2ba4"/>
    </style:style>
    <style:style style:name="P41" style:family="paragraph" style:parent-style-name="Title">
      <style:text-properties style:font-name="Liberation Serif" officeooo:rsid="0021e8b4" officeooo:paragraph-rsid="0021e8b4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6000003814697pt"/>
    </style:style>
    <style:style style:name="T3" style:family="text">
      <style:text-properties style:font-name="serif" style:text-underline-style="none" fo:font-weight="normal" style:font-weight-asian="normal" style:font-weight-complex="normal"/>
    </style:style>
    <style:style style:name="T4" style:family="text">
      <style:text-properties style:font-name="serif" fo:font-size="26.0499992370605pt" style:text-underline-style="none" fo:font-weight="normal" style:font-weight-asian="normal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2d6482" style:font-size-asian="11pt" style:font-weight-asian="bold" style:font-size-complex="11pt" style:font-weight-complex="bold"/>
    </style:style>
    <style:style style:name="T8" style:family="text">
      <style:text-properties fo:font-weight="bold" officeooo:rsid="002f09b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79892" style:font-weight-asian="normal" style:font-weight-complex="normal"/>
    </style:style>
    <style:style style:name="T12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13" style:family="text">
      <style:text-properties fo:color="#000000" style:font-name="Liberation Serif" style:text-underline-style="none" fo:font-weight="normal" officeooo:rsid="000b2ba4" style:font-weight-asian="normal" style:font-weight-complex="normal"/>
    </style:style>
    <style:style style:name="T14" style:family="text">
      <style:text-properties fo:color="#000000" style:font-name="Liberation Serif" style:text-underline-style="none" fo:font-weight="bold" officeooo:rsid="00309ab2" style:font-weight-asian="bold" style:font-weight-complex="bold"/>
    </style:style>
    <style:style style:name="T15" style:family="text">
      <style:text-properties fo:color="#000000" style:font-name="Liberation Serif" fo:font-weight="normal" style:font-weight-asian="normal" style:font-weight-complex="normal"/>
    </style:style>
    <style:style style:name="T16" style:family="text">
      <style:text-properties fo:color="#000000"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officeooo:rsid="001cc2a6"/>
    </style:style>
    <style:style style:name="T18" style:family="text">
      <style:text-properties officeooo:rsid="00208e94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1pt" style:font-size-asian="11pt" style:font-size-complex="11pt"/>
    </style:style>
    <style:style style:name="T21" style:family="text">
      <style:text-properties style:font-name="Liberation Serif" fo:font-size="11pt" officeooo:rsid="002a5ca2" style:font-size-asian="11pt" style:font-size-complex="11pt"/>
    </style:style>
    <style:style style:name="T22" style:family="text">
      <style:text-properties style:font-name="Liberation Serif" style:text-underline-style="none" fo:font-weight="normal" style:font-weight-asian="normal" style:font-weight-complex="normal"/>
    </style:style>
    <style:style style:name="T23" style:family="text">
      <style:text-properties style:font-name="Liberation Serif" style:text-underline-style="none" fo:font-weight="normal" officeooo:rsid="00179892" style:font-weight-asian="normal" style:font-weight-complex="normal"/>
    </style:style>
    <style:style style:name="T24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officeooo:rsid="002d6482"/>
    </style:style>
    <style:style style:name="T26" style:family="text">
      <style:text-properties officeooo:rsid="002f09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References</text:p>
      <text:h text:style-name="P35" text:outline-level="1">Genetic Programming</text:h>
      <text:p text:style-name="P6">Genetic Programming <text:span text:style-name="T17">2015</text:span></text:p>
      <text:p text:style-name="P2"><text:a xlink:type="simple" xlink:href="https://link.springer.com/content/pdf/10.1007%2F978-3-319-16501-1.pdf" text:style-name="Internet_20_link" text:visited-style-name="Visited_20_Internet_20_Link"><text:span text:style-name="T20">https://link.springer.com/content/pdf/10.1007%2F978-3-319-16501-1.pdf</text:span></text:a></text:p>
      <text:p text:style-name="P16"><text:span text:style-name="T5"/></text:p>
      <text:p text:style-name="P6">Genetic Programming with One-Point Crossover and Point Mutation. </text:p>
      <text:p text:style-name="P2"><text:a xlink:type="simple" xlink:href="https://s3.amazonaws.com/academia.edu.documents/5871366/10.1.1.49.5419.pdf?response-content-disposition=inline%3B%20filename%3DGenetic_programming_with_one-point_cross.pdf&amp;X-Amz-Algorithm=AWS4-HMAC-SHA256&amp;X-Amz-Credential=AKIAIWOWYYGZ2Y53UL3A%2F20191104%2Fus-east-1%2Fs3%2Faws4_request&amp;X-Amz-Date=20191104T111624Z&amp;X-Amz-Expires=3600&amp;X-Amz-SignedHeaders=host&amp;X-Amz-Signature=3e5447d2b75c269aad9b02ac0981bb4b69e2ef95911c20167b4f9bfc25be698d" text:style-name="Internet_20_link" text:visited-style-name="Visited_20_Internet_20_Link"><text:span text:style-name="T20">https://s3.amazonaws.com/academia.edu.documents/5871366/10.1.1.49.5419.pdf?response-content-disposition=inline%3B%20filename%3DGenetic_programming_with_one-point_cross.pdf&amp;X-Amz-Algorithm=AWS4-HMAC-SHA256&amp;</text:span></text:a><text:a xlink:type="simple" xlink:href="https://s3.amazonaws.com/academia.edu.documents/5871366/10.1.1.49.5419.pdf?response-content-disposition=inline%3B%20filename%3DGenetic_programming_with_one-point_cross.pdf&amp;X-Amz-Algorithm=AWS4-HMAC-SHA256&amp;X-Amz-Credential=AKIAIWOWYYGZ2Y53UL3A%2F20191104%2Fus-east-1%2Fs3%2Faws4_request&amp;X-Amz-Date=20191104T111624Z&amp;X-Amz-Expires=3600&amp;X-Amz-SignedHeaders=host&amp;X-Amz-Signature=3e5447d2b75c269aad9b02ac0981bb4b69e2ef95911c20167b4f9bfc25be698d" text:style-name="Internet_20_link" text:visited-style-name="Visited_20_Internet_20_Link"><text:span text:style-name="T21">|</text:span></text:a><text:a xlink:type="simple" xlink:href="https://s3.amazonaws.com/academia.edu.documents/5871366/10.1.1.49.5419.pdf?response-content-disposition=inline%3B%20filename%3DGenetic_programming_with_one-point_cross.pdf&amp;X-Amz-Algorithm=AWS4-HMAC-SHA256&amp;X-Amz-Credential=AKIAIWOWYYGZ2Y53UL3A%2F20191104%2Fus-east-1%2Fs3%2Faws4_request&amp;X-Amz-Date=20191104T111624Z&amp;X-Amz-Expires=3600&amp;X-Amz-SignedHeaders=host&amp;X-Amz-Signature=3e5447d2b75c269aad9b02ac0981bb4b69e2ef95911c20167b4f9bfc25be698d" text:style-name="Internet_20_link" text:visited-style-name="Visited_20_Internet_20_Link"><text:span text:style-name="T20">X-Amz-Credential=AKIAIWOWYYGZ2Y53UL3A%2F20191104%2Fus-east-1%2Fs3%2Faws4_request&amp;X-Amz-Date=20191104T111624Z&amp;X-Amz-Expires=3600&amp;X-Amz-SignedHeaders=host&amp;X-Amz-Signature=3e5447d2b75c269aad9b02ac0981bb4b69e2ef95911c20167b4f9bfc25be698d</text:span></text:a></text:p>
      <text:p text:style-name="P16"><text:span text:style-name="T5"/></text:p>
      <text:p text:style-name="P9">Genetic Programming 2008</text:p>
      <text:p text:style-name="P2"><text:a xlink:type="simple" xlink:href="https://link.springer.com/content/pdf/10.1007%2F978-3-540-78671-9.pdf" text:style-name="Internet_20_link" text:visited-style-name="Visited_20_Internet_20_Link"><text:span text:style-name="T20">https://link.springer.com/content/pdf/10.1007%2F978-3-540-78671-9.pdf</text:span></text:a></text:p>
      <text:h text:style-name="P36" text:outline-level="1"><text:span text:style-name="T9">Advances in Genetic Programming, Volume</text:span> <text:span text:style-name="T25">3 - Initialization</text:span></text:h>
      <text:p text:style-name="P2"><text:a xlink:type="simple" xlink:href="https://books.google.co.uk/books?hl=en&amp;lr=&amp;id=5Qwbal3AY6oC&amp;oi=fnd&amp;pg=PP13&amp;dq=push+genetic+programming&amp;ots=6DukZGyrtc&amp;sig=7MnGyVYRJTBztT6Z4MwyFB_1svA&amp;redir_esc=y#v=onepage&amp;q=push%20genetic%20programming&amp;f=false" text:style-name="Internet_20_link" text:visited-style-name="Visited_20_Internet_20_Link"><text:span text:style-name="T20">https://books.google.co.uk/books?hl=en&amp;lr=&amp;id=5Qwbal3AY6oC&amp;oi=fnd&amp;pg=PP13&amp;dq=push+genetic+programming&amp;ots=6DukZGyrtc&amp;sig=7MnGyVYRJTBztT6Z4MwyFB_1svA&amp;redir_esc=y#v=onepage&amp;q=push%20genetic%20programming&amp;f=false</text:span></text:a></text:p>
      <text:p text:style-name="P2"><text:span text:style-name="T20"/></text:p>
      <text:h text:style-name="P36" text:outline-level="1"><text:span text:style-name="T9">Genetic Programming and Data Structures:</text:span></text:h>
      <text:p text:style-name="P2"><text:a xlink:type="simple" xlink:href="https://books.google.co.uk/books?hl=en&amp;lr=&amp;id=SVHhBwAAQBAJ&amp;oi=fnd&amp;pg=PA1&amp;dq=push+genetic+programming&amp;ots=Zc0q1dQTtG&amp;sig=vCw3kuSqUuBjraYYhdvepqnuxfE&amp;redir_esc=y#v=onepage&amp;q=push%20genetic%20programming&amp;f=false" text:style-name="Internet_20_link" text:visited-style-name="Visited_20_Internet_20_Link"><text:span text:style-name="T20">https://books.google.co.uk/books?hl=en&amp;lr=&amp;id=SVHhBwAAQBAJ&amp;oi=fnd&amp;pg=PA1&amp;dq=push+genetic+programming&amp;ots=Zc0q1dQTtG&amp;sig=vCw3kuSqUuBjraYYhdvepqnuxfE&amp;redir_esc=y#v=onepage&amp;q=push%20genetic%20programming&amp;f=false</text:span></text:a></text:p>
      <text:p text:style-name="P16"><text:span text:style-name="T5"/></text:p>
      <text:p text:style-name="P20"><text:span text:style-name="T5">Field guide to genetic programming : -</text:span><text:span text:style-name="T7">initialization </text:span></text:p>
      <text:p text:style-name="P3"><text:a xlink:type="simple" xlink:href="http://libros.metabiblioteca.org:8080/bitstream/001/184/4/978-1-4092-0073-4.pdf" text:style-name="Internet_20_link" text:visited-style-name="Visited_20_Internet_20_Link"><text:span text:style-name="T20">http://libros.metabiblioteca.org:8080/bitstream/001/184/4/978-1-4092-0073-4.pdf</text:span></text:a></text:p>
      <text:p text:style-name="P20"><text:span text:style-name="T5"/></text:p>
      <text:p text:style-name="P10">Genetic Programming: An Introduction and Tutorial, with a Survey of Techniques and Applications: -<text:span text:style-name="T8">initialization</text:span></text:p>
      <text:p text:style-name="P4"><text:a xlink:type="simple" xlink:href="https://wiki.eecs.yorku.ca/course_archive/2010-11/W/4403/_media/gp1.pdf" text:style-name="Internet_20_link" text:visited-style-name="Visited_20_Internet_20_Link"><text:span text:style-name="T19">https://wiki.eecs.yorku.ca/course_archive/2010-11/W/4403/_media/gp1.pdf</text:span></text:a></text:p>
      <text:p text:style-name="P10"/>
      <text:p text:style-name="P10">Genetic Programming An Introduction -<text:span text:style-name="T8">initialization</text:span></text:p>
      <text:p text:style-name="P5"><text:a xlink:type="simple" xlink:href="https://www.researchgate.net/profile/Frank_Francone/publication/221900758_Genetic_Programming_An_Introduction_on_the_Automatic_Evolution_of_computer_programs_and_its_Applications/links/5ce81700a6fdccc9ddcc9cf9/Genetic-Programming-An-Introduction-on-the-Automatic-Evolution-of-computer-programs-and-its-Applications.pdf" text:style-name="Internet_20_link" text:visited-style-name="Visited_20_Internet_20_Link"><text:span text:style-name="T19">https://www.researchgate.net/profile/Frank_Francone/publication/221900758_Genetic_Programming_An_Introduction_on_the_Automatic_Evolution_of_computer_programs_and_its_Applications/links/5ce81700a6fdccc9ddcc9cf9/Genetic-Programming-An-Introduction-on-the-Automatic-Evolution-of-computer-programs-and-its-Applications.pdf</text:span></text:a></text:p>
      <text:p text:style-name="P5"><text:span text:style-name="T12"/></text:p>
      <text:h text:style-name="P34" text:outline-level="3"><text:span text:style-name="T13">Genetic Programming for Reward Function Search</text:span></text:h>
      <text:p text:style-name="P25"><text:a xlink:type="simple" xlink:href="https://ieeexplore.ieee.org/st" text:style-name="Internet_20_link" text:visited-style-name="Visited_20_Internet_20_Link">https://ieeexplore.ieee.org/st</text:a><text:a xlink:type="simple" xlink:href="https://ieeexplore.ieee.org/stamp/stamp.jsp?tp=&amp;arnumber=5473118" text:style-name="Internet_20_link" text:visited-style-name="Visited_20_Internet_20_Link"> amp/stamp.jsp?tp=&amp;arnumber=5473118</text:a></text:p>
      <text:h text:style-name="P34" text:outline-level="3"><text:a xlink:type="simple" xlink:href="https://books.google.com/books?hl=en&amp;lr=&amp;id=Bhtxo60BV0EC&amp;oi=fnd&amp;pg=PR11&amp;dq=genetic+programming&amp;ots=9qhPltf2RQ&amp;sig=sVIZDD7plTiBPsEAzpMf7ErH0tg" text:style-name="Internet_20_link" text:visited-style-name="Visited_20_Internet_20_Link">Genetic programming: on the programming of computers by means of natural selection</text:a><text:span text:style-name="T12"> – </text:span><text:span text:style-name="T14">Initialization</text:span></text:h>
      <text:p text:style-name="P22"><text:a xlink:type="simple" xlink:href="https://books.google.co.uk/books?hl=en&amp;lr=&amp;id=Bhtxo60BV0EC&amp;oi=fnd&amp;pg=PR11&amp;dq=genetic+programming&amp;ots=9qhPltf2RQ&amp;sig=sVIZDD7plTiBPsEAzpMf7ErH0tg&amp;redir_esc=y#v=onepage&amp;q=genetic%20programming&amp;f=false" text:style-name="Internet_20_link" text:visited-style-name="Visited_20_Internet_20_Link"><text:span text:style-name="T22">https://books.google.co.uk/books?hl=en&amp;lr=&amp;id=Bhtxo60BV0EC&amp;oi=fnd&amp;pg=PR11&amp;dq=genetic+programming&amp;ots=9qhPltf2RQ&amp;sig=sVIZDD7plTiBPsEAzpMf7ErH0tg&amp;redir_esc=y#v=onepage&amp;q=genetic%20programming&amp;f=false</text:span></text:a></text:p>
      <text:h text:style-name="P37" text:outline-level="1"><text:soft-page-break/><text:span text:style-name="T10">Foundations of Genetic Programming</text:span></text:h>
      <text:p text:style-name="P22"><text:a xlink:type="simple" xlink:href="https://books.google.co.uk/books?hl=en&amp;lr=&amp;id=zsaqCAAAQBAJ&amp;oi=fnd&amp;pg=PA1&amp;dq=genetic+programming&amp;ots=8zDKEzvfrq&amp;sig=LzTQU5xjMzrbSs1JS0AIKgFezSE&amp;redir_esc=y#v=onepage&amp;q=genetic%20programming&amp;f=false" text:style-name="Internet_20_link" text:visited-style-name="Visited_20_Internet_20_Link"><text:span text:style-name="T22">https://books.google.co.uk/books?hl=en&amp;lr=&amp;id=zsaqCAAAQBAJ&amp;oi=fnd&amp;pg=PA1&amp;dq=genetic+programming&amp;ots=8zDKEzvfrq&amp;sig=LzTQU5xjMzrbSs1JS0AIKgFezSE&amp;redir_esc=y#v=onepage&amp;q=genetic%20programming&amp;f=false</text:span></text:a></text:p>
      <text:h text:style-name="P33" text:outline-level="3"><text:a xlink:type="simple" xlink:href="https://link.springer.com/content/pdf/10.1007/978-3-319-20883-1.pdf" text:style-name="Internet_20_link" text:visited-style-name="Visited_20_Internet_20_Link"><text:span text:style-name="T12">Handbook of genetic programming applications</text:span></text:a></text:h>
      <text:p text:style-name="P22"><text:a xlink:type="simple" xlink:href="https://www.researchgate.net/profile/Rajib_Maity/publication/295259535_Potential_of_Genetic_Programming_in_Hydroclimatic_Prediction_of_Droughts_An_Indian_Perspective/links/57b56d4708ae19a365fb022f.pdf" text:style-name="Internet_20_link" text:visited-style-name="Visited_20_Internet_20_Link"><text:span text:style-name="T22">https://www.researchgate.net/profile/Rajib_Maity/publication/295259535_Potential_of_Genetic_Programming_in_Hydroclimatic_Prediction_of_Droughts_An_Indian_Perspective/links/57b56d4708ae19a365fb022f.pdf</text:span></text:a></text:p>
      <text:p text:style-name="P27"><text:span text:style-name="T10"/></text:p>
      <text:p text:style-name="P28"><text:span text:style-name="T10">Genetic programming in the twenty‑first century: a bibliometric and content‑based analysis from both sides of the fence</text:span></text:p>
      <text:p text:style-name="P23"><text:a xlink:type="simple" xlink:href="https://link.springer.com/content/pdf/10.1007%2Fs10710-019-09363-3.pdf" text:style-name="Internet_20_link" text:visited-style-name="Visited_20_Internet_20_Link"><text:span text:style-name="T22">https://link.springer.com/content/pdf/10.1007%2Fs10710-019-09363-3.pdf</text:span></text:a></text:p>
      <text:p text:style-name="P28"><text:span text:style-name="T10"/></text:p>
      <text:p text:style-name="P28"><text:span text:style-name="T10">Empirical modeling using genetic programming: a survey of issues <text:s/>and approaches</text:span></text:p>
      <text:p text:style-name="P23"><text:a xlink:type="simple" xlink:href="https://link.springer.com/content/pdf/10.1007%2Fs11047-014-9416-y.pdf" text:style-name="Internet_20_link" text:visited-style-name="Visited_20_Internet_20_Link"><text:span text:style-name="T22">https://link.springer.com/content/pdf/10.1007%2Fs11047-014-9416-y.pdf</text:span></text:a></text:p>
      <text:h text:style-name="P39" text:outline-level="1"><text:span text:style-name="T10">Genetic Programming Algorithms for Dynamic Environments</text:span></text:h>
      <text:p text:style-name="P23"><text:a xlink:type="simple" xlink:href="https://link.springer.com/content/pdf/10.1007%2F978-3-319-31153-1.pdf" text:style-name="Internet_20_link" text:visited-style-name="Visited_20_Internet_20_Link"><text:span text:style-name="T24">https://link.springer.com/content/pdf/10.1007%2F978-3-319-31153-1.pdf</text:span></text:a><text:span text:style-name="T22"> </text:span><text:span text:style-name="T23">pg 280</text:span></text:p>
      <text:p text:style-name="P23"><text:span text:style-name="T23"/></text:p>
      <text:p text:style-name="P23"><text:span text:style-name="T23">Essentials of Metaheuristics</text:span></text:p>
      <text:p text:style-name="P23"><text:a xlink:type="simple" xlink:href="https://cs.gmu.edu/~sean/book/metaheuristics/" text:style-name="Internet_20_link" text:visited-style-name="Visited_20_Internet_20_Link">https://cs.gmu.edu/~sean/book/metaheuristics/</text:a><text:span text:style-name="T23"> </text:span></text:p>
      <text:p text:style-name="P24"><text:span text:style-name="T23">s</text:span><text:span text:style-name="T22">aved on github</text:span></text:p>
      <text:p text:style-name="P32"><text:span text:style-name="T10">On the Search Properties of Different Crossover Operators in Genetic Programming</text:span></text:p>
      <text:p text:style-name="P24"><text:a xlink:type="simple" xlink:href="https://cswww.sx.ac.uk/staff/rpoli/papers/Poli-GP1998.pdf" text:style-name="Internet_20_link" text:visited-style-name="Visited_20_Internet_20_Link"><text:span text:style-name="T24">https://cswww.sx.ac.uk/staff/rpoli/papers/Poli-GP1998.pdf</text:span></text:a><text:span text:style-name="T22"> </text:span></text:p>
      <text:h text:style-name="P35" text:outline-level="1">PushGP</text:h>
      <text:p text:style-name="P6">Stack-Based Genetic Programming</text:p>
      <text:p text:style-name="P2"><text:a xlink:type="simple" xlink:href="https://ieeexplore.ieee.org/stamp/stamp.jsp?tp=&amp;arnumber=350025" text:style-name="Internet_20_link" text:visited-style-name="Visited_20_Internet_20_Link"><text:span text:style-name="T20">https://ieeexplore.ieee.org/stamp/stamp.jsp?tp=&amp;arnumber=350025</text:span></text:a></text:p>
      <text:p text:style-name="P16"><text:span text:style-name="T5"/></text:p>
      <text:p text:style-name="P16"><text:span text:style-name="T5">Auto constructive Evolution: Push, PushGP, and Pushpop</text:span></text:p>
      <text:p text:style-name="P2"><text:a xlink:type="simple" xlink:href="http://faculty.hampshire.edu/lspector/pubs/ace.pdf" text:style-name="Internet_20_link" text:visited-style-name="Visited_20_Internet_20_Link"><text:span text:style-name="T20">http://faculty.hampshire.edu/lspector/pubs/ace.pdf</text:span></text:a></text:p>
      <text:p text:style-name="P16"><text:span text:style-name="T5"/></text:p>
      <text:p text:style-name="P6">Evolving a Digital Multiplier with the PushGP Genetic Programming System</text:p>
      <text:p text:style-name="P2"><text:a xlink:type="simple" xlink:href="http://faculty.hampshire.edu/lspector/pubs/W1501-helmuth-with-erratum.pdf" text:style-name="Internet_20_link" text:visited-style-name="Visited_20_Internet_20_Link"><text:span text:style-name="T20">http://faculty.hampshire.edu/lspector/pubs/W1501-helmuth-with-erratum.pdf</text:span></text:a></text:p>
      <text:p text:style-name="P14"/>
      <text:p text:style-name="P14">Pysh GP</text:p>
      <text:p text:style-name="P2"><text:a xlink:type="simple" xlink:href="http://delivery.acm.org/10.1145/3090000/3082468/p1255-pantridge.pdf?ip=137.195.15.15&amp;id=3082468&amp;acc=CHORUS&amp;key=C2D842D97AC95F7A%2E8C2422C056BE0E73%2E4D4702B0C3E38B35%2E6D218144511F3437&amp;__acm__=1572868117_8ab871348a2a3e7792377a665150e196" text:style-name="Internet_20_link" text:visited-style-name="Visited_20_Internet_20_Link"><text:span text:style-name="T20">http://delivery.acm.org/10.1145/3090000/3082468/p1255-pantridge.pdf?ip=137.195.15.15&amp;id=3082468&amp;acc=CHORUS&amp;key=C2D842D97AC95F7A%2E8C2422C056BE0E73%2E4D4702B0C3E38B35%2E6D218144511F3437&amp;__acm__=1572868117_8ab871348a2a3e7792377a665150e196</text:span></text:a></text:p>
      <text:p text:style-name="P15"/>
      <text:p text:style-name="P15">Push3:</text:p>
      <text:p text:style-name="P3"><text:soft-page-break/><text:a xlink:type="simple" xlink:href="http://delivery.acm.org/10.1145/1070000/1068292/p1689-spector.pdf?ip=137.195.15.15&amp;id=1068292&amp;acc=ACTIVE%20SERVICE&amp;key=C2D842D97AC95F7A%2E8C2422C056BE0E73%2E4D4702B0C3E38B35%2E4D4702B0C3E38B35&amp;__acm__=1572868479_57ff2747f8a5b268d2643f458ff0fdcc" text:style-name="Internet_20_link" text:visited-style-name="Visited_20_Internet_20_Link"><text:span text:style-name="T20">http://delivery.acm.org/10.1145/1070000/1068292/p1689-spector.pdf?ip=137.195.15.15&amp;id=1068292&amp;acc=ACTIVE%20SERVICE&amp;key=C2D842D97AC95F7A%2E8C2422C056BE0E73%2E4D4702B0C3E38B35%2E4D4702B0C3E38B35&amp;__acm__=1572868479_57ff2747f8a5b268d2643f458ff0fdcc</text:span></text:a></text:p>
      <text:p text:style-name="P20"><text:span text:style-name="T5"/></text:p>
      <text:p text:style-name="P10">Genetic Programming and Autoconstructive Evolution with the Push Programming Language</text:p>
      <text:p text:style-name="P4"><text:a xlink:type="simple" xlink:href="https://link.springer.com/content/pdf/10.1023%2FA%3A1014538503543.pdf" text:style-name="Internet_20_link" text:visited-style-name="Visited_20_Internet_20_Link"><text:span text:style-name="T19">https://link.springer.com/content/pdf/10.1023%2FA%3A1014538503543.pdf</text:span></text:a><text:span text:style-name="T19"> </text:span></text:p>
      <text:p text:style-name="P10"/>
      <text:p text:style-name="P10">Optimising Optimisers with Push GP</text:p>
      <text:p text:style-name="P5"><text:a xlink:type="simple" xlink:href="https://arxiv.org/pdf/1910.00945.pdf" text:style-name="Internet_20_link" text:visited-style-name="Visited_20_Internet_20_Link"><text:span text:style-name="T19">https://arxiv.org/pdf/1910.00945.pdf</text:span></text:a></text:p>
      <text:p text:style-name="P10"><text:span text:style-name="T5"/></text:p>
      <text:p text:style-name="P19"><text:span text:style-name="T5">Genetic Programming for Reward Function Search</text:span></text:p>
      <text:p text:style-name="P8"><text:a xlink:type="simple" xlink:href="https://ieeexplore.ieee.org/stamp/stamp.jsp?tp=&amp;arnumber=5473118" text:style-name="Internet_20_link" text:visited-style-name="Visited_20_Internet_20_Link">https://ieeexplore.ieee.org/stamp/stamp.jsp?tp=&amp;arnumber=5473118</text:a></text:p>
      <text:p text:style-name="P8"/>
      <text:p text:style-name="P8">Size Control via Size Fair Genetic Operatorsin the PushGP Genetic Programming System</text:p>
      <text:p text:style-name="P8"><text:a xlink:type="simple" xlink:href="http://delivery.acm.org/10.1145/2960000/2955624/p733-crawford-marks.pdf?ip=137.195.15.15&amp;id=2955624&amp;acc=ACTIVE%20SERVICE&amp;key=C2D842D97AC95F7A%2E8C2422C056BE0E73%2E4D4702B0C3E38B35%2E4D4702B0C3E38B35&amp;__acm__=1572867066_3cf0ad0dbd3b5203c49a995913201f7a" text:style-name="Internet_20_link" text:visited-style-name="Visited_20_Internet_20_Link">http://delivery.acm.org/10.1145/2960000/2955624/p733-crawford-marks.pdf?ip=137.195.15.15&amp;id=2955624&amp;acc=ACTIVE%20SERVICE&amp;key=C2D842D97AC95F7A%2E8C2422C056BE0E73%2E4D4702B0C3E38B35%2E4D4702B0C3E38B35&amp;__acm__=1572867066_3cf0ad0dbd3b5203c49a995913201f7a</text:a> </text:p>
      <text:h text:style-name="P35" text:outline-level="1">Evolutionary Robotics</text:h>
      <text:p text:style-name="P7"/>
      <text:p text:style-name="P26">Applying Genetic Programming to Evolve Behavior Primitives and Arbitrators for Mobile Robots</text:p>
      <text:p text:style-name="Text_20_body"><text:a xlink:type="simple" xlink:href="https://ieeexplore.ieee.org/stamp/stamp.jsp?arnumber=592362" text:style-name="Internet_20_link" text:visited-style-name="Visited_20_Internet_20_Link"><text:span text:style-name="T19">https://ieeexplore.ieee.org/stamp/stamp.jsp?arnumber=592362</text:span></text:a></text:p>
      <text:p text:style-name="P26"/>
      <text:p text:style-name="P26">Evolutionary robotics–A review</text:p>
      <text:p text:style-name="Text_20_body"><text:a xlink:type="simple" xlink:href="https://link.springer.com/content/pdf/10.1007/BF02703810.pdf" text:style-name="Internet_20_link" text:visited-style-name="Visited_20_Internet_20_Link"><text:span text:style-name="T19">https://link.springer.com/content/pdf/10.1007/BF02703810.pdf</text:span></text:a></text:p>
      <text:p text:style-name="P26"/>
      <text:p text:style-name="P26">Using Genetic Programming to Evolve Robot Behaviours</text:p>
      <text:p text:style-name="Text_20_body"><text:a xlink:type="simple" xlink:href="https://csee.essex.ac.uk/staff/hhu/Papers/TIMR2001_Chris.pdf" text:style-name="Internet_20_link" text:visited-style-name="Visited_20_Internet_20_Link"><text:span text:style-name="T19">https://csee.essex.ac.uk/staff/hhu/Papers/TIMR2001_Chris.pdf</text:span></text:a></text:p>
      <text:p text:style-name="P26"/>
      <text:p text:style-name="P26"><text:span text:style-name="T18">A</text:span>utomatic Generation of Control Programs for Walking Robots Using Genetic Programming</text:p>
      <text:p text:style-name="Text_20_body"><text:a xlink:type="simple" xlink:href="http://ls11-www.cs.tu-dortmund.de/downloads/papers/BZAR02.pdf" text:style-name="Internet_20_link" text:visited-style-name="Visited_20_Internet_20_Link"><text:span text:style-name="T19">http://ls11-www.cs.tu-dortmund.de/downloads/papers/BZAR02.pdf</text:span></text:a></text:p>
      <text:p text:style-name="P26"/>
      <text:p text:style-name="P26">Method of robot route control with genetic programming</text:p>
      <text:p text:style-name="P26"><text:a xlink:type="simple" xlink:href="https://www.atlantis-press.com/proceedings/icmra-15/23446" text:style-name="Internet_20_link" text:visited-style-name="Visited_20_Internet_20_Link">https://www.atlantis-press.com/proceedings/icmra-15/23446</text:a> </text:p>
      <text:p text:style-name="P26">Saved on Github</text:p>
      <text:p text:style-name="P26">Hybrid Evolutionary Designer of Modular Robots</text:p>
      <text:p text:style-name="Text_20_body"><text:a xlink:type="simple" xlink:href="https://ieeexplore.ieee.org/stamp/stamp.jsp?tp=&amp;arnumber=7868256" text:style-name="Internet_20_link" text:visited-style-name="Visited_20_Internet_20_Link"><text:span text:style-name="T19">https://ieeexplore.ieee.org/stamp/stamp.jsp?tp=&amp;arnumber=7868256</text:span></text:a></text:p>
      <text:p text:style-name="P26"/>
      <text:p text:style-name="P26"><text:soft-page-break/>Evolving controllers for high-level applications on a service robot: a case study with exhibition visitor flow control</text:p>
      <text:p text:style-name="Text_20_body"><text:a xlink:type="simple" xlink:href="https://link.springer.com/content/pdf/10.1007%2Fs10710-011-9152-3.pdf" text:style-name="Internet_20_link" text:visited-style-name="Visited_20_Internet_20_Link"><text:span text:style-name="T19">https://link.springer.com/content/pdf/10.1007%2Fs10710-011-9152-3.pdf</text:span></text:a></text:p>
      <text:p text:style-name="P26"/>
      <text:p text:style-name="P26">Learning Biped Locomotion from First Principles on a Simulated Humanoid Robot using Linear Genetic Programming</text:p>
      <text:p text:style-name="Text_20_body"><text:a xlink:type="simple" xlink:href="http://fy.chalmers.se/~wolff/WN_gecco03.pdf" text:style-name="Internet_20_link" text:visited-style-name="Visited_20_Internet_20_Link"><text:span text:style-name="T19">http://fy.chalmers.se/~wolff/WN_gecco03.pdf</text:span></text:a></text:p>
      <text:p text:style-name="P28"><text:span text:style-name="T11"/></text:p>
      <text:p text:style-name="P17"><text:span text:style-name="T5"/></text:p>
      <text:p text:style-name="P17"><text:span text:style-name="T5"/></text:p>
      <text:h text:style-name="P40" text:outline-level="1"><text:span text:style-name="T5"/></text:h>
      <text:p text:style-name="P7"/>
      <text:p text:style-name="P7"/>
      <text:p text:style-name="P1"><text:a xlink:type="simple" xlink:href="http://delivery.acm.org/10.1145/2470000/2463496/p949-krawiec.pdf?ip=137.195.15.15&amp;id=2463496&amp;acc=ACTIVE%20SERVICE&amp;key=C2D842D97AC95F7A%2E8C2422C056BE0E73%2E4D4702B0C3E38B35%2E4D4702B0C3E38B35&amp;__acm__=1572867707_f051ce422b535fc3a2188179c424901f" text:style-name="Internet_20_link" text:visited-style-name="Visited_20_Internet_20_Link"><text:span text:style-name="T20">http://delivery.acm.org/10.1145/2470000/2463496/p949-krawiec.pdf?ip=137.195.15.15&amp;id=2463496&amp;acc=ACTIVE%20SERVICE&amp;key=C2D842D97AC95F7A%2E8C2422C056BE0E73%2E4D4702B0C3E38B35%2E4D4702B0C3E38B35&amp;__acm__=1572867707_f051ce422b535fc3a2188179c424901f</text:span></text:a></text:p>
      <text:p text:style-name="P17"><text:span text:style-name="T5"/></text:p>
      <text:p text:style-name="P17"><text:span text:style-name="T5"/></text:p>
      <text:p text:style-name="P7"/>
      <text:h text:style-name="P40" text:outline-level="1"><text:span text:style-name="T6"/></text:h>
      <text:p text:style-name="P7"/>
      <text:p text:style-name="P17"><text:span text:style-name="T5"/></text:p>
      <text:p text:style-name="P7"/>
      <text:p text:style-name="P18"><text:span text:style-name="T5"/></text:p>
      <text:p text:style-name="P17"><text:span text:style-name="T5"/></text:p>
      <text:p text:style-name="P17"><text:span text:style-name="T5"/></text:p>
      <text:p text:style-name="P7"/>
      <text:p text:style-name="P21"><text:span text:style-name="T5"/></text:p>
      <text:p text:style-name="P11"/>
      <text:p text:style-name="P11"/>
      <text:p text:style-name="P12"/>
      <text:p text:style-name="P11"/>
      <text:p text:style-name="P11"/>
      <text:p text:style-name="P11"/>
      <text:p text:style-name="P13"/>
      <text:p text:style-name="P13"><text:span text:style-name="T10"/></text:p>
      <text:p text:style-name="P29"><text:span text:style-name="T10"/></text:p>
      <text:p text:style-name="P30"><text:span text:style-name="T10"/></text:p>
      <text:h text:style-name="P38" text:outline-level="1"><text:span text:style-name="T11"/></text:h>
      <text:p text:style-name="P30"/>
      <text:p text:style-name="P31"><text:span text:style-name="T11"/></text:p>
      <text:p text:style-name="P30"><text:span text:style-name="T11"/></text:p>
      <text:p text:style-name="P30"><text:span text:style-name="T11"/></text:p>
      <text:p text:style-name="P30"><text:soft-page-break/><text:span text:style-name="T11"/></text:p>
      <text:p text:style-name="P30"><text:span text:style-name="T1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01:22.156004153</meta:creation-date>
    <dc:date>2019-11-04T20:03:35.596765868</dc:date>
    <meta:editing-duration>PT4H25M16S</meta:editing-duration>
    <meta:editing-cycles>21</meta:editing-cycles>
    <meta:generator>LibreOffice/6.1.6.3$Linux_X86_64 LibreOffice_project/5896ab1714085361c45cf540f76f60673dd96a72</meta:generator>
    <meta:document-statistic meta:table-count="0" meta:image-count="0" meta:object-count="0" meta:page-count="5" meta:paragraph-count="75" meta:word-count="315" meta:character-count="6347" meta:non-whitespace-character-count="6099"/>
  </office:meta>
</office:document-meta>
</file>